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ttre de motivation</text:p>
      <text:p text:style-name="Standard"/>
      <text:p text:style-name="Standard">Ambre Lmaouchi</text:p>
      <text:p text:style-name="Standard">271 av puech de massane</text:p>
      <text:p text:style-name="Standard">34 080 Montpellier </text:p>
      <text:p text:style-name="Standard"/>
      <text:p text:style-name="Standard">Objet: Candidature pour un stage en image informatique</text:p>
      <text:p text:style-name="Standard"/>
      <text:p text:style-name="Standard">Mme, Mr</text:p>
      <text:p text:style-name="Standard"/>
      <text:p text:style-name="Standard">Je suis Ambre Lamouchi élève en Licence 3 CMI informatique. Dans les cadre de mes etude en Licence 3 je dois efectue un stade en entreprise de 3 mois et mon choix c'est porter sur votre entreprsie.</text:p>
      <text:p text:style-name="Standard"/>
      <text:p text:style-name="Standard">En effet etant passionner de l'animation et d'imagerie l'activiter de votre entre me plais beaucoup. De plus elle est en espensiant avec </text:p>
      <text:p text:style-name="Standard"/>
      <text:p text:style-name="Standard">Je sui passionner, creative et toujours prete a approvondire et completer mes compet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M25S</meta:editing-duration>
    <meta:editing-cycles>3</meta:editing-cycles>
    <meta:generator>OpenOffice/4.1.7$Win32 OpenOffice.org_project/417m1$Build-9800</meta:generator>
    <dc:date>2019-10-10T21:53:00.53</dc:date>
    <meta:document-statistic meta:table-count="0" meta:image-count="0" meta:object-count="0" meta:page-count="1" meta:paragraph-count="9" meta:word-count="95" meta:character-count="560"/>
    <dc:creator>ambre lamouchi</dc:creator>
    <meta:user-defined meta:name="Info 1"/>
    <meta:user-defined meta:name="Info 2"/>
    <meta:user-defined meta:name="Info 3"/>
    <meta:user-defined meta:name="Info 4"/>
  </office:meta>
</office:document-meta>
</file>